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_20_concave" draw:fill="none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667cm" svg:x="12.557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159cm" svg:y1="21.066cm" svg:x2="17.256cm" svg:y2="21.066cm">
          <text:p/>
        </draw:line>
        <draw:line draw:style-name="gr2" draw:text-style-name="P1" draw:layer="layout" svg:x1="9.128cm" svg:y1="17.256cm" svg:x2="9.128cm" svg:y2="21.066cm">
          <text:p/>
        </draw:line>
        <draw:line draw:style-name="gr3" draw:text-style-name="P1" draw:layer="layout" svg:x1="12.049cm" svg:y1="15.859cm" svg:x2="13.954cm" svg:y2="18.653cm">
          <text:p/>
        </draw:line>
        <draw:line draw:style-name="gr3" draw:text-style-name="P1" draw:layer="layout" svg:x1="12.303cm" svg:y1="20.939cm" svg:x2="13.954cm" svg:y2="18.653cm">
          <text:p/>
        </draw:line>
        <draw:frame draw:style-name="gr4" draw:layer="layout" svg:width="2.119cm" svg:height="2.384cm" svg:x="8.025cm" svg:y="21.32cm">
          <draw:text-box>
            <text:p>Near</text:p>
            <text:p>Clip</text:p>
            <text:p>Plane</text:p>
          </draw:text-box>
        </draw:frame>
        <draw:line draw:style-name="gr5" draw:text-style-name="P1" draw:layer="layout" svg:x1="3.159cm" svg:y1="21.066cm" svg:x2="18.018cm" svg:y2="11.668cm">
          <text:p/>
        </draw:line>
        <draw:frame draw:style-name="gr6" draw:layer="layout" svg:width="2.335cm" svg:height="0.962cm" svg:x="2.016cm" svg:y="21.247cm">
          <draw:text-box>
            <text:p>(0,0,0)</text:p>
          </draw:text-box>
        </draw:frame>
        <draw:custom-shape draw:style-name="gr7" draw:text-style-name="P1" draw:layer="layout" svg:width="0.127cm" svg:height="0.127cm" svg:x="14.361cm" svg:y="19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13.061cm" svg:y="1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159cm" svg:y1="21.066cm" svg:x2="17.256cm" svg:y2="16.621cm">
          <text:p/>
        </draw:line>
        <draw:line draw:style-name="gr9" draw:text-style-name="P1" draw:layer="layout" svg:x1="3.159cm" svg:y1="21.066cm" svg:x2="17.256cm" svg:y2="18.78cm">
          <text:p/>
        </draw:line>
        <draw:frame draw:style-name="gr4" draw:layer="layout" svg:width="0.925cm" svg:height="0.962cm" svg:x="13.918cm" svg:y="18.145cm">
          <draw:text-box>
            <text:p>P</text:p>
          </draw:text-box>
        </draw:frame>
        <draw:custom-shape draw:style-name="gr10" draw:text-style-name="P1" draw:layer="layout" svg:width="0.152cm" svg:height="0.152cm" svg:x="13.852cm" svg:y="1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11cm" svg:height="0.962cm" svg:x="17.129cm" svg:y="16.113cm">
          <draw:text-box>
            <text:p>R1</text:p>
          </draw:text-box>
        </draw:frame>
        <draw:frame draw:style-name="gr4" draw:layer="layout" svg:width="1.311cm" svg:height="0.962cm" svg:x="17.156cm" svg:y="18.272cm">
          <draw:text-box>
            <text:p>R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7T21:24:29.080972866</meta:creation-date>
    <dc:date>2015-03-12T22:12:27.007166517</dc:date>
    <meta:editing-duration>P5DT32M46S</meta:editing-duration>
    <meta:editing-cycles>2</meta:editing-cycles>
    <meta:generator>LibreOffice/4.2.8.2$Linux_X86_64 LibreOffice_project/420$Build-2</meta:generator>
    <meta:document-statistic meta:object-count="16"/>
  </office:meta>
</office:document-meta>
</file>